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fo:font-weight="bold" officeooo:rsid="000a9e01" officeooo:paragraph-rsid="000a9e01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officeooo:rsid="000a9e01" officeooo:paragraph-rsid="000a9e01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bold" officeooo:rsid="000a9e01" officeooo:paragraph-rsid="000a9e0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0a9e01" officeooo:paragraph-rsid="000a9e01" style:font-size-asian="10.5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0a9e01" officeooo:paragraph-rsid="000a9e01" style:font-size-asian="10.5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0c298c" officeooo:paragraph-rsid="000c298c" style:font-size-asian="10.5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0dac87" officeooo:paragraph-rsid="000dac87" style:font-size-asian="10.5pt" style:font-weight-asian="bold" style:font-size-complex="12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111ff5" officeooo:paragraph-rsid="00111ff5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111ff5" officeooo:paragraph-rsid="00111ff5" style:font-size-asian="10.5pt" style:font-weight-asian="bold" style:font-size-complex="12pt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14c69e" officeooo:paragraph-rsid="0014c69e" style:font-size-asian="10.5pt" style:font-weight-asian="bold" style:font-size-complex="12pt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17282d" officeooo:paragraph-rsid="0017282d" style:font-size-asian="10.5pt" style:font-weight-asian="bold" style:font-size-complex="12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1b3060" officeooo:paragraph-rsid="001b3060" style:font-size-asian="10.5pt" style:font-weight-asian="bold" style:font-size-complex="12pt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1ccf5b" officeooo:paragraph-rsid="001ccf5b" style:font-size-asian="10.5pt" style:font-weight-asian="bold" style:font-size-complex="12pt" style:font-weight-complex="bold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1cd511" officeooo:paragraph-rsid="001cd511" style:font-size-asian="10.5pt" style:font-weight-asian="bold" style:font-size-complex="12pt" style:font-weight-complex="bold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1d43a0" officeooo:paragraph-rsid="001d43a0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8pt" style:text-underline-style="solid" style:text-underline-width="auto" style:text-underline-color="font-color" fo:font-weight="bold" officeooo:rsid="000a9e01" officeooo:paragraph-rsid="000a9e01" style:font-size-asian="15.75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8pt" style:text-underline-style="solid" style:text-underline-width="auto" style:text-underline-color="font-color" fo:font-weight="bold" officeooo:rsid="0014c69e" officeooo:paragraph-rsid="0014c69e" style:font-size-asian="15.75pt" style:font-weight-asian="bold" style:font-size-complex="18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officeooo:rsid="0014c69e"/>
    </style:style>
    <style:style style:name="T4" style:family="text">
      <style:text-properties style:font-name="Arial2"/>
    </style:style>
    <style:style style:name="T5" style:family="text">
      <style:text-properties style:font-name="Arial2" style:text-underline-style="none"/>
    </style:style>
    <style:style style:name="T6" style:family="text">
      <style:text-properties style:font-name="Arial2" style:text-underline-style="none" officeooo:rsid="000dac87"/>
    </style:style>
    <style:style style:name="T7" style:family="text">
      <style:text-properties style:font-name="Arial2" style:text-underline-style="none" officeooo:rsid="000f410b"/>
    </style:style>
    <style:style style:name="T8" style:family="text">
      <style:text-properties style:font-name="Arial2" style:text-underline-style="none" officeooo:rsid="00111ff5"/>
    </style:style>
    <style:style style:name="T9" style:family="text">
      <style:text-properties style:font-name="Arial2" style:text-underline-style="none" officeooo:rsid="00115d72"/>
    </style:style>
    <style:style style:name="T10" style:family="text">
      <style:text-properties style:font-name="Arial2" style:text-underline-style="none" officeooo:rsid="00131098"/>
    </style:style>
    <style:style style:name="T11" style:family="text">
      <style:text-properties style:font-name="Arial2" style:text-underline-style="none" officeooo:rsid="0014c69e"/>
    </style:style>
    <style:style style:name="T12" style:family="text">
      <style:text-properties style:font-name="Arial2" style:text-underline-style="none" officeooo:rsid="00156acb"/>
    </style:style>
    <style:style style:name="T13" style:family="text">
      <style:text-properties style:font-name="Arial2" style:text-underline-style="none" officeooo:rsid="00191284"/>
    </style:style>
    <style:style style:name="T14" style:family="text">
      <style:text-properties style:font-name="Arial2" style:text-underline-style="none" officeooo:rsid="001dae09"/>
    </style:style>
    <style:style style:name="T15" style:family="text">
      <style:text-properties style:font-name="Arial2" style:text-underline-style="none" officeooo:rsid="001e48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s. Baker</text:p>
      <text:p text:style-name="P3">OSHW Bluetooth Model Rocket Telemetry Board</text:p>
      <text:p text:style-name="P2"/>
      <text:p text:style-name="P16">Ideal Technical Specifications:</text:p>
      <text:p text:style-name="P4"><text:span text:style-name="T2"/></text:p>
      <text:list xml:id="list126044195" text:style-name="L1">
        <text:list-item>
          <text:p text:style-name="P5"><text:span text:style-name="T1">Designed operating voltage: </text:span><text:span text:style-name="T3">2.7</text:span><text:span text:style-name="T1">v-3.6v</text:span></text:p>
        </text:list-item>
        <text:list-item>
          <text:p text:style-name="P5"><text:span text:style-name="T1">Maximum supported rocket acceleration of 16g</text:span></text:p>
        </text:list-item>
        <text:list-item>
          <text:p text:style-name="P5"><text:span text:style-name="T1">Apogee tolerance of </text:span><text:span text:style-name="T5">±1m</text:span></text:p>
        </text:list-item>
        <text:list-item>
          <text:p text:style-name="P5"><text:span text:style-name="T5">BLE support</text:span></text:p>
        </text:list-item>
        <text:list-item>
          <text:p text:style-name="P12"><text:span text:style-name="T5">1 16g accelerometer</text:span></text:p>
        </text:list-item>
        <text:list-item>
          <text:p text:style-name="P6"><text:span text:style-name="T5">1 axial accelerometer to determine </text:span><text:span text:style-name="T6">orientation</text:span></text:p>
        </text:list-item>
        <text:list-item>
          <text:p text:style-name="P6"><text:span text:style-name="T5">Stores 3D accelration from </text:span><text:span text:style-name="T7">1</text:span><text:span text:style-name="T5"> accelerometer and 1 axial accelerometer, all with 10-16bit resolution</text:span><text:span text:style-name="T6">(2 bytes per axis, </text:span><text:span text:style-name="T7">6</text:span><text:span text:style-name="T6"> bytes total per unit of time, </text:span><text:span text:style-name="T8">6kbytes per second</text:span><text:span text:style-name="T6">)</text:span></text:p>
        </text:list-item>
        <text:list-item>
          <text:p text:style-name="P7"><text:span text:style-name="T5">1khz update rate</text:span></text:p>
        </text:list-item>
        <text:list-item>
          <text:p text:style-name="P8"><text:span text:style-name="T5">Minimum </text:span><text:span text:style-name="T10">60</text:span><text:span text:style-name="T5"> seconds of flight time </text:span><text:span text:style-name="T9">recording, 512kbytes on onboard fram</text:span><text:span text:style-name="T10">(lower memory options, possible upgradablility?)</text:span></text:p>
        </text:list-item>
      </text:list>
      <text:p text:style-name="P9"><text:span text:style-name="T11"/></text:p>
      <text:p text:style-name="P17"><text:span text:style-name="T4">IC List:</text:span></text:p>
      <text:list xml:id="list977638154" text:style-name="L2">
        <text:list-item>
          <text:p text:style-name="P10"><text:span text:style-name="T5">1x ATTINY85V-10SUR attiny85 10mhz microcontroller</text:span></text:p>
        </text:list-item>
        <text:list-item>
          <text:p text:style-name="P10"><text:span text:style-name="T5">1x <text:s/>RN4871-I/RM140 rn4871 uart bluetooth/i2c interface</text:span></text:p>
        </text:list-item>
        <text:list-item>
          <text:p text:style-name="P10"><text:span text:style-name="T5">4x MR44V100AMAZAATL 128kb </text:span><text:span text:style-name="T12">I2C f-ram chips</text:span></text:p>
        </text:list-item>
        <text:list-item>
          <text:p text:style-name="P11"><text:span text:style-name="T12">1</text:span><text:span text:style-name="T5">x TC7WH08FK,LJ(CT </text:span><text:span text:style-name="T14">AND gate for 3-wire UART</text:span></text:p>
        </text:list-item>
        <text:list-item>
          <text:p text:style-name="P13"><text:span text:style-name="T15">2</text:span><text:span text:style-name="T5">x LIS3DHTR I2C accelerometer</text:span></text:p>
        </text:list-item>
        <text:list-item>
          <text:p text:style-name="P14"><text:span text:style-name="T5">1x I3G4250DTR I2C gyroscope</text:span></text:p>
        </text:list-item>
        <text:list-item>
          <text:p text:style-name="P15"><text:span text:style-name="T5">1x MCP121T-270E/TT reset IC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Arial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Arial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Nimbus Roman" fo:font-family="'Nimbus Roman'" style:font-family-generic="roman" style:font-pitch="variable" fo:font-size="18pt" fo:font-weight="bold" style:font-name-asian="Arial1" style:font-family-asian="Arial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9T23:59:48.629646328</meta:creation-date>
    <dc:date>2021-01-21T22:33:28.097023590</dc:date>
    <meta:editing-duration>PT19H51M14S</meta:editing-duration>
    <meta:editing-cycles>11</meta:editing-cycles>
    <meta:generator>LibreOffice/7.0.4.2$Linux_X86_64 LibreOffice_project/00$Build-2</meta:generator>
    <meta:document-statistic meta:table-count="0" meta:image-count="0" meta:object-count="0" meta:page-count="1" meta:paragraph-count="20" meta:word-count="135" meta:character-count="859" meta:non-whitespace-character-count="759"/>
  </office:meta>
</office:document-meta>
</file>